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1">WEAPON MASTERIES (214)</text:span></text:p>
      <text:p text:style-name="Standard"/>
      <text:list xml:id="list6938703870649013179" text:style-name="L1">
        <text:list-item>
          <text:p text:style-name="P1"><text:span text:style-name="T4">Greataxe</text:span></text:p>
          <text:list>
            <text:list-item>
              <text:p text:style-name="P1"><text:span text:style-name="T3">Cleave</text:span></text:p>
              <text:list>
                <text:list-item>
                  <text:p text:style-name="P2"><text:span text:style-name="T13">Limit</text:span><text:span text:style-name="T2">: Once</text:span><text:span text:style-name="T10"> per turn</text:span></text:p>
                </text:list-item>
                <text:list-item>
                  <text:p text:style-name="P1"><text:span text:style-name="T8">Condition 1</text:span><text:span text:style-name="T5">: Hit</text:span><text:span text:style-name="T7"> a creature with a melee attack roll using this weapon</text:span></text:p>
                  <text:list>
                    <text:list-item>
                      <text:p text:style-name="P1"><text:span text:style-name="T8">Condition 2</text:span><text:span text:style-name="T5">: Against a second creature within 5 feet of the first that is also within your reach.</text:span></text:p>
                      <text:list>
                        <text:list-item>
                          <text:p text:style-name="P1"><text:span text:style-name="T8">Result</text:span><text:span text:style-name="T5">: M</text:span><text:span text:style-name="T7">ake a melee attack roll with the weapon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8">Damage</text:span><text:span text:style-name="T5">: </text:span><text:span text:style-name="T7">Only add negative modifiers to damage.</text:span></text:p>
                </text:list-item>
              </text:list>
            </text:list-item>
          </text:list>
        </text:list-item>
        <text:list-item>
          <text:p text:style-name="P3">Battleaxe</text:p>
          <text:list>
            <text:list-item>
              <text:p text:style-name="P7">Topple</text:p>
              <text:list>
                <text:list-item>
                  <text:p text:style-name="P5">Condition 1<text:span text:style-name="T1">: <text:s/>Hit a creature with this weapon.</text:span></text:p>
                  <text:list>
                    <text:list-item>
                      <text:p text:style-name="P5">Condition 2<text:span text:style-name="T1">: Constitution Saving Throw: DC = (8 + Attack Ability Mod. + Proficiency Bonus)</text:span></text:p>
                      <text:list>
                        <text:list-item>
                          <text:p text:style-name="P7"><text:span text:style-name="T9">Result</text:span><text:span text:style-name="T6">: Creature is Prone (372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Handaxe</text:p>
          <text:list>
            <text:list-item>
              <text:p text:style-name="P7">Vex</text:p>
              <text:list>
                <text:list-item>
                  <text:p text:style-name="P4"><text:span text:style-name="T12">Condition 1</text:span><text:span text:style-name="T1">: </text:span>Hit a creature with this weapon and deal damage to the creature.</text:p>
                  <text:list>
                    <text:list-item>
                      <text:p text:style-name="P5">Condition 2<text:span text:style-name="T1">: On your next attack roll against the creature before the end of your next turn.</text:span></text:p>
                      <text:list>
                        <text:list-item>
                          <text:p text:style-name="P4"><text:span text:style-name="T12">Result</text:span><text:span text:style-name="T1">: Advant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Scimitar</text:p>
          <text:list>
            <text:list-item>
              <text:p text:style-name="P7">Nick</text:p>
              <text:list>
                <text:list-item>
                  <text:p text:style-name="P4"><text:span text:style-name="T12">Limit</text:span><text:span text:style-name="T1">: Once</text:span> per turn</text:p>
                </text:list-item>
                <text:list-item>
                  <text:p text:style-name="P4"><text:span text:style-name="T12">Condition 1</text:span><text:span text:style-name="T1">: Take</text:span> the extra attack of the Light property (213).</text:p>
                  <text:list>
                    <text:list-item>
                      <text:p text:style-name="P4"><text:span text:style-name="T12">Result</text:span><text:span text:style-name="T1">: </text:span>Make it as part of the Attack action instead of as a Bonus Action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Whip</text:p>
          <text:list>
            <text:list-item>
              <text:p text:style-name="P7">Slow</text:p>
              <text:list>
                <text:list-item>
                  <text:p text:style-name="P4"><text:span text:style-name="T12">Condition 1</text:span><text:span text:style-name="T1">: H</text:span>it a creature with this weapon and deal damage</text:p>
                  <text:list>
                    <text:list-item>
                      <text:p text:style-name="P5">Result:<text:span text:style-name="T1"> Reduce creatures speed by 10ft. until the start of your next turn.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6-24T16:26:16.32</dc:date>
    <dc:creator>Paul Paroczai</dc:creator>
    <meta:editing-duration>PT1H2M16S</meta:editing-duration>
    <meta:editing-cycles>3</meta:editing-cycles>
    <meta:document-statistic meta:table-count="0" meta:image-count="0" meta:object-count="0" meta:page-count="1" meta:paragraph-count="27" meta:word-count="205" meta:character-count="1034"/>
  </office:meta>
</office:document-meta>
</file>